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c56b7" officeooo:paragraph-rsid="000c56b7"/>
    </style:style>
    <style:style style:name="P2" style:family="paragraph" style:parent-style-name="Standard">
      <style:text-properties fo:color="#000000" style:font-name="Liberation Serif" fo:font-size="12pt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false" fo:orphans="2" fo:widows="2" fo:padding="0in" fo:border="none"/>
    </style:style>
    <style:style style:name="P4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P5" style:family="paragraph" style:parent-style-name="Text_20_body">
      <style:paragraph-properties fo:margin-top="0in" fo:margin-bottom="0in" loext:contextual-spacing="false" fo:orphans="2" fo:widows="2" fo:padding="0in" fo:border="none"/>
      <style:text-properties fo:language="ru" fo:country="RU" officeooo:rsid="000c56b7" officeooo:paragraph-rsid="000c56b7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style:font-size-asian="12pt" style:font-size-complex="12pt"/>
    </style:style>
    <style:style style:name="T1" style:family="text">
      <style:text-properties fo:font-variant="normal" fo:text-transform="none" fo:color="#222222" style:font-name="sans-serif" fo:font-size="7.65000009536743pt" fo:letter-spacing="normal" fo:language="ru" fo:country="RU" fo:font-style="normal" fo:font-weight="normal" style:font-size-asian="12pt" style:font-size-complex="12pt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fo:font-weight="normal" style:text-blinking="fals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language="ru" fo:country="RU" fo:font-style="normal" fo:font-weight="bold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0c56b7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00d9a45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language="ru" fo:country="RU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d9a45" style:text-blinking="false" fo:background-color="#ffffff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d9a45" style:text-blinking="false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style:text-blinking="false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style:text-blinking="false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style:text-blinking="false" fo:background-color="#ffffff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0c56b7" style:text-blinking="false" fo:background-color="#ffffff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0c56b7" style:text-blinking="false" fo:background-color="#ffffff" loext:char-shading-value="0" style:font-size-asian="12pt" style:language-asian="zxx" style:country-asian="none" style:font-size-complex="12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0c56b7" style:text-blinking="false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solid" style:text-underline-width="auto" style:text-underline-color="font-color" fo:font-weight="normal" officeooo:rsid="000c56b7" style:text-blinking="false" fo:background-color="#ffffff" loext:char-shading-value="0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solid" style:text-underline-width="auto" style:text-underline-color="font-color" fo:font-weight="bold" officeooo:rsid="000c56b7" style:text-blinking="false" fo:background-color="#ffffff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" style:family="text">
      <style:text-properties fo:font-variant="normal" fo:text-transform="none" fo:letter-spacing="normal" fo:language="ru" fo:country="RU" fo:font-style="normal" fo:font-weight="normal"/>
    </style:style>
    <style:style style:name="T30" style:family="text">
      <style:text-properties fo:font-variant="normal" fo:text-transform="none" fo:color="#000080" style:text-line-through-style="none" style:text-line-through-type="none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0c56b7" style:text-blinking="false" fo:background-color="#ffffff" loext:char-shading-value="0" style:font-size-asian="12pt" style:language-asian="zxx" style:country-asian="none" style:font-size-complex="12pt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оспитальный мост</text:p>
      <text:p text:style-name="Text_20_body"><text:span text:style-name="T7">Госпитальный мост </text:span><text:span text:style-name="T12">— </text:span><text:span text:style-name="T8">мост в </text:span><text:a xlink:type="simple" xlink:href="https://ru.wikipedia.org/wiki/Москва_(город)" text:style-name="Internet_20_link" text:visited-style-name="Visited_20_Internet_20_Link"><text:span text:style-name="T22">Москв</text:span></text:a><text:span text:style-name="T23">а</text:span><text:span text:style-name="T22"> </text:span><text:span text:style-name="T8">через реку </text:span><text:a xlink:type="simple" xlink:href="https://ru.wikipedia.org/wiki/Яуза" text:style-name="Internet_20_link" text:visited-style-name="Visited_20_Internet_20_Link"><text:span text:style-name="T22">Яузу</text:span></text:a><text:span text:style-name="T8">. Соединяет </text:span><text:a xlink:type="simple" xlink:href="https://ru.wikipedia.org/wiki/Госпитальная_улица_(Москва)" text:style-name="Internet_20_link" text:visited-style-name="Visited_20_Internet_20_Link"><text:span text:style-name="T22">Госп</text:span></text:a><text:a xlink:type="simple" xlink:href="https://ru.wikipedia.org/wiki/Госпитальная_улица_(Москва)" text:style-name="Internet_20_link" text:visited-style-name="Visited_20_Internet_20_Link"><text:span text:style-name="T23">и</text:span></text:a><text:a xlink:type="simple" xlink:href="https://ru.wikipedia.org/wiki/Госпитальная_улица_(Москва)" text:style-name="Internet_20_link" text:visited-style-name="Visited_20_Internet_20_Link"><text:span text:style-name="T22">тальную улиц</text:span></text:a><text:span text:style-name="T23">у</text:span><text:span text:style-name="T22"> </text:span><text:span text:style-name="T8">и </text:span><text:a xlink:type="simple" xlink:href="https://ru.wikipedia.org/wiki/Госпитальный_переулок_(Москва)" text:style-name="Internet_20_link" text:visited-style-name="Visited_20_Internet_20_Link"><text:span text:style-name="T22">Госпитальный переулок</text:span></text:a><text:span text:style-name="T8">. Построен в </text:span><text:a xlink:type="simple" xlink:href="https://ru.wikipedia.org/wiki/1941" text:style-name="Internet_20_link" text:visited-style-name="Visited_20_Internet_20_Link"><text:span text:style-name="T22">194</text:span></text:a><text:span text:style-name="T23">1 </text:span><text:span text:style-name="T8">году на месте старого арочного каменного моста. Авторы проекта: инженеры Броверман, Вернер и архитекторы</text:span><text:a xlink:type="simple" xlink:href="https://ru.wikipedia.org/wiki/Топуридзе,_Константин_Тихонович" text:style-name="Internet_20_link" text:visited-style-name="Visited_20_Internet_20_Link"><text:span text:style-name="T22"> Топуридз</text:span></text:a><text:span text:style-name="T23">е</text:span><text:span text:style-name="T22"> </text:span><text:span text:style-name="T8">и</text:span><text:a xlink:type="simple" xlink:href="https://ru.wikipedia.org/wiki/Ткаченко,_Игорь_Васильевич" text:style-name="Internet_20_link" text:visited-style-name="Visited_20_Internet_20_Link"><text:span text:style-name="T22"> Ткаченко</text:span></text:a><text:span text:style-name="T8">.</text:span></text:p>
      <text:p text:style-name="Text_20_body"><text:span text:style-name="T8">Сво</text:span><text:span text:style-name="T9">е</text:span><text:span text:style-name="T8"> название мост получил от расположенного вблизи </text:span><text:a xlink:type="simple" xlink:href="https://ru.wikipedia.org/wiki/Госпиталь_Бурденко" text:style-name="Internet_20_link" text:visited-style-name="Visited_20_Internet_20_Link"><text:span text:style-name="T22">Главного военного госпиталя имени Н. Н. Бурденко</text:span></text:a><text:span text:style-name="T8">.</text:span></text:p>
      <text:p text:style-name="P2"><text:span text:style-name="T29">Раньше по мосту проходил трамвайный путь в сторону Бауманской улицы. 26 августа 2010 года появилась информация о восстановлении этой части маршрута.</text:span></text:p>
      <text:p text:style-name="P2"><text:span text:style-name="T29"/></text:p>
      <text:p text:style-name="Text_20_body"><text:span text:style-name="T8">выше по течению реки - </text:span><text:a xlink:type="simple" xlink:href="https://ru.wikipedia.org/wiki/Рубцов_мост" text:style-name="Internet_20_link" text:visited-style-name="Visited_20_Internet_20_Link"><text:span text:style-name="T25">Рубцов мост</text:span></text:a></text:p>
      <text:list xml:id="list9040585069710067696" text:style-name="L1">
        <text:list-header>
          <text:p text:style-name="P4"><text:span text:style-name="T8">ниже по течению реки - </text:span><text:a xlink:type="simple" xlink:href="https://ru.wikipedia.org/wiki/Лефортовский_мост" text:style-name="Internet_20_link" text:visited-style-name="Visited_20_Internet_20_Link"><text:span text:style-name="T24">Лефортовский</text:span></text:a><text:a xlink:type="simple" xlink:href="https://ru.wikipedia.org/wiki/Лефортовский_мост" text:style-name="Internet_20_link" text:visited-style-name="Visited_20_Internet_20_Link"><text:span text:style-name="T27"> </text:span></text:a><text:a xlink:type="simple" xlink:href="https://ru.wikipedia.org/wiki/Лефортовский_мост" text:style-name="Internet_20_link" text:visited-style-name="Visited_20_Internet_20_Link"><text:span text:style-name="T28">мост</text:span></text:a></text:p>
        </text:list-header>
      </text:list>
      <text:p text:style-name="P3"><text:span text:style-name="T15"/></text:p>
      <text:p text:style-name="P3"><text:span text:style-name="T15"/></text:p>
      <text:p text:style-name="P5"><text:span text:style-name="T15">Первая госпиталь </text:span></text:p>
      <text:p text:style-name="P5"><text:span text:style-name="T17">Главный военный клинический орденов Ленина и Трудового Красного Знамени госпиталь имени академика Бурденко</text:span><text:span text:style-name="T15">— одна из крупнейших </text:span><text:span text:style-name="T16">б</text:span><text:a xlink:type="simple" xlink:href="https://ru.wikipedia.org/wiki/Больница" text:style-name="Internet_20_link" text:visited-style-name="Visited_20_Internet_20_Link"><text:span text:style-name="T13">ольн</text:span></text:a><text:span text:style-name="T14">и</text:span><text:span text:style-name="T13">ц </text:span><text:span text:style-name="T15">(1550 коек), первое в </text:span><text:span text:style-name="T16">России</text:span><text:span text:style-name="T13"> </text:span><text:span text:style-name="T15">государственное лечебное учреждение.</text:span></text:p>
      <text:p text:style-name="P5"><text:span text:style-name="T15">Госпиталь («Военная Гошпиталь») был основан </text:span><text:span text:style-name="T16">25 мая</text:span><text:span text:style-name="T15"> </text:span><text:span text:style-name="T16">1706</text:span><text:span text:style-name="T15"> года в </text:span><text:span text:style-name="T16">Лефортово</text:span><text:span text:style-name="T15"> по указу</text:span><text:span text:style-name="T16">Петра Первого </text:span><text:span text:style-name="T15">и стал первым в России государственным лечебным учреждением.</text:span></text:p>
      <text:p text:style-name="P6"><text:span text:style-name="T10">Основателем госпиталя (и первой в России медицинской школы при нём) был </text:span><text:a xlink:type="simple" xlink:href="https://ru.wikipedia.org/wiki/Бидлоо,_Николай" text:style-name="Internet_20_link" text:visited-style-name="Visited_20_Internet_20_Link"><text:span text:style-name="T25">Николай Бидлоо</text:span></text:a><text:span text:style-name="T10">, голландский врач, который до этого был личным врачом Петра I</text:span><text:span text:style-name="T11">.</text:span></text:p>
      <text:p text:style-name="P8">Первых пациентов принял 21 ноября 1707 года.</text:p>
      <text:p text:style-name="P6"><text:span text:style-name="T10">Основное здание госпиталя, сохранившееся до наших дней, построено в </text:span><text:a xlink:type="simple" xlink:href="https://ru.wikipedia.org/wiki/1798" text:style-name="Internet_20_link" text:visited-style-name="Visited_20_Internet_20_Link"><text:span text:style-name="T25">1798</text:span></text:a><text:span text:style-name="T10">—</text:span><text:a xlink:type="simple" xlink:href="https://ru.wikipedia.org/wiki/1802" text:style-name="Internet_20_link" text:visited-style-name="Visited_20_Internet_20_Link"><text:span text:style-name="T25">1802</text:span></text:a><text:span text:style-name="T10">годах по проекту архитектора </text:span><text:a xlink:type="simple" xlink:href="https://ru.wikipedia.org/wiki/Еготов,_Иван_Васильевич" text:style-name="Internet_20_link" text:visited-style-name="Visited_20_Internet_20_Link"><text:span text:style-name="T25">Ивана Еготова</text:span></text:a><text:span text:style-name="T10">.</text:span></text:p>
      <text:p text:style-name="P6"><text:span text:style-name="T10">Во время </text:span><text:a xlink:type="simple" xlink:href="https://ru.wikipedia.org/wiki/Отечественная_война_1812_года" text:style-name="Internet_20_link" text:visited-style-name="Visited_20_Internet_20_Link"><text:span text:style-name="T25">Отечественной войны 1812 года</text:span></text:a><text:span text:style-name="T10"> он принял свыше 17 тысяч раненых и больных, в </text:span><text:a xlink:type="simple" xlink:href="https://ru.wikipedia.org/wiki/Первая_мировая_война" text:style-name="Internet_20_link" text:visited-style-name="Visited_20_Internet_20_Link"><text:span text:style-name="T25">Первую мировую войну</text:span></text:a><text:span text:style-name="T10"> — около 400 тысяч. Во время </text:span><text:a xlink:type="simple" xlink:href="https://ru.wikipedia.org/wiki/Великая_Отечественная_война" text:style-name="Internet_20_link" text:visited-style-name="Visited_20_Internet_20_Link"><text:span text:style-name="T25">Великой Отечественной войны</text:span></text:a><text:span text:style-name="T10"> госпиталь продолжал активную работу и назывался Московский коммунистический военный госпиталь № 393. За двести лет в госпитале пролечились почти 4 млн человек. В нём работали Склифосовский, Пирогов и другие известные российские врачи.</text:span></text:p>
      <text:p text:style-name="P7">Госпиталь был не только лечебным учреждением, но и учебным: здесь появилась первая в России медицинская школа для подготовки лекарей, первый анатомический центр.</text:p>
      <text:p text:style-name="P6"><text:span text:style-name="T6">В </text:span><text:a xlink:type="simple" xlink:href="https://ru.wikipedia.org/wiki/1946" text:style-name="Internet_20_link" text:visited-style-name="Visited_20_Internet_20_Link"><text:span text:style-name="T15">1946</text:span></text:a><text:span text:style-name="T6"> госпиталю было присвоено имя </text:span><text:a xlink:type="simple" xlink:href="https://ru.wikipedia.org/wiki/Бурденко,_Николай_Нилович" text:style-name="Internet_20_link" text:visited-style-name="Visited_20_Internet_20_Link"><text:span text:style-name="T15">академика Н. Н. Бурденко</text:span></text:a><text:span text:style-name="T6">.</text:span></text:p>
      <text:p text:style-name="Text_20_body"><text:line-break/></text:p>
      <text:p text:style-name="Text_20_body"><text:line-break/></text:p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0:16:49.299680932</meta:creation-date>
    <dc:date>2017-09-14T20:34:33.828899444</dc:date>
    <meta:editing-duration>PT6M30S</meta:editing-duration>
    <meta:editing-cycles>1</meta:editing-cycles>
    <meta:document-statistic meta:table-count="0" meta:image-count="0" meta:object-count="0" meta:page-count="1" meta:paragraph-count="17" meta:word-count="271" meta:character-count="1893" meta:non-whitespace-character-count="1634"/>
    <meta:generator>LibreOffice/5.1.6.2$Linux_X86_64 LibreOffice_project/10m0$Build-2</meta:generator>
  </office:meta>
</office:document-meta>
</file>